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A0000012DA95573001D6C706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officeooo:rsid="001626ba" officeooo:paragraph-rsid="001626ba"/>
    </style:style>
    <style:style style:name="P13" style:family="paragraph" style:parent-style-name="Table_20_Contents">
      <style:text-properties style:font-name="DejaVu Sans" fo:font-size="11pt" style:font-size-asian="11pt" style:font-size-complex="11pt"/>
    </style:style>
    <style:style style:name="P14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626ba" officeooo:paragraph-rsid="00277aa0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9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20" style:family="paragraph" style:parent-style-name="Table_20_Contents">
      <style:text-properties style:font-name="DejaVu Sans" fo:font-size="11pt" officeooo:rsid="00290368" officeooo:paragraph-rsid="00290368" style:font-size-asian="11pt" style:font-size-complex="11pt"/>
    </style:style>
    <style:style style:name="P21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6" style:family="paragraph" style:parent-style-name="Heading_20_1">
      <style:text-properties style:font-name="DejaVu Sans" officeooo:rsid="001626ba" officeooo:paragraph-rsid="001626ba"/>
    </style:style>
    <style:style style:name="P27" style:family="paragraph" style:parent-style-name="Heading_20_3">
      <style:text-properties officeooo:rsid="001c7ccd" officeooo:paragraph-rsid="001c7ccd"/>
    </style:style>
    <style:style style:name="P28" style:family="paragraph" style:parent-style-name="Table_20_Contents">
      <style:text-properties style:font-name="DejaVu Sans" fo:font-size="11pt" style:font-size-asian="11pt" style:font-size-complex="11pt"/>
    </style:style>
    <style:style style:name="P29" style:family="paragraph" style:parent-style-name="Table_20_Contents">
      <style:text-properties style:font-name="DejaVu Sans" fo:font-size="11pt" officeooo:rsid="00290368" officeooo:paragraph-rsid="00290368" style:font-size-asian="11pt" style:font-size-complex="11pt"/>
    </style:style>
    <style:style style:name="P30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31" style:family="paragraph" style:parent-style-name="Table_20_Contents">
      <style:text-properties style:font-name="DejaVu Sans" fo:font-size="11pt" officeooo:rsid="0025988d" officeooo:paragraph-rsid="002b69b8" style:font-size-asian="11pt" style:font-size-complex="11pt"/>
    </style:style>
    <style:style style:name="P32" style:family="paragraph" style:parent-style-name="Table_20_Contents">
      <style:text-properties style:font-name="DejaVu Sans" fo:font-size="11pt" officeooo:rsid="002c5c76" officeooo:paragraph-rsid="002c5c76" style:font-size-asian="11pt" style:font-size-complex="11pt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1626ba"/>
    </style:style>
    <style:style style:name="T10" style:family="text">
      <style:text-properties officeooo:rsid="0025c012"/>
    </style:style>
    <style:style style:name="T11" style:family="text">
      <style:text-properties officeooo:rsid="00277aa0"/>
    </style:style>
    <style:style style:name="T12" style:family="text">
      <style:text-properties officeooo:rsid="0018b167"/>
    </style:style>
    <style:style style:name="T13" style:family="text">
      <style:text-properties officeooo:rsid="002b69b8"/>
    </style:style>
    <style:style style:name="T14" style:family="text">
      <style:text-properties officeooo:rsid="002dbc38"/>
    </style:style>
    <style:style style:name="T15" style:family="text">
      <style:text-properties officeooo:rsid="002f2c3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Checklist for testing</text:h>
      <text:p text:style-name="P12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21"/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21"/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21"/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21"/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5">feature</text:p>
          </table:table-cell>
          <table:table-cell table:style-name="tested.B1" office:value-type="string">
            <text:p text:style-name="P15">result</text:p>
          </table:table-cell>
        </table:table-row>
        <table:table-row>
          <table:table-cell table:style-name="tested.A2" office:value-type="string">
            <text:p text:style-name="P14">Generate keypair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Sign <text:span text:style-name="T11">an email message</text:span></text:p>
            <text:p text:style-name="P14"/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6">Encrypt <text:span text:style-name="T11">an email message</text:span> without sign<text:span text:style-name="T11">ing</text:span>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6">Encrypt <text:span text:style-name="T11">an email message </text:span>with sign<text:span text:style-name="T11">ing</text:span>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Manage keys window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6">Encrypt <text:span text:style-name="T11">an email message</text:span> without sign<text:span text:style-name="T11">ing and add one or more attachments</text:span>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6">Encrypt <text:span text:style-name="T11">an email message </text:span>with sign<text:span text:style-name="T11">ing <text:line-break/>and add one or more attachments</text:span>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<text:span text:style-name="T11">Decrypt an attached file</text:span><text:line-break/></text:p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7">Scan contacts feature</text:p>
            <text:p text:style-name="P14"/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9">Send your public key <text:span text:style-name="T9">from menu</text:span></text:p>
          </table:table-cell>
          <table:table-cell table:style-name="tested.B2" office:value-type="string">
            <text:p text:style-name="P19"/>
          </table:table-cell>
        </table:table-row>
        <table:table-row>
          <table:table-cell table:style-name="tested.A2" office:value-type="string">
            <text:p text:style-name="P19">Import a public key from email</text:p>
          </table:table-cell>
          <table:table-cell table:style-name="tested.B2" office:value-type="string">
            <text:p text:style-name="P19"/>
          </table:table-cell>
        </table:table-row>
        <table:table-row>
          <table:table-cell table:style-name="tested.A2" office:value-type="string">
            <text:p text:style-name="P32">Lookup <text:span text:style-name="T15">public </text:span>key from keyserver</text:p>
          </table:table-cell>
          <table:table-cell table:style-name="tested.B2" office:value-type="string">
            <text:p text:style-name="P19"/>
          </table:table-cell>
        </table:table-row>
        <table:table-row>
          <table:table-cell table:style-name="tested.A2" office:value-type="string">
            <text:p text:style-name="P18">Decrypt/verify messages from <text:span text:style-name="T10">Gmail/Mailvelope</text:span></text:p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8">Decrypt/verify messages from Thunderbird/Enigmail</text:p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20">Send encrypted mail with and without attachments and open in <text:span text:style-name="T12">Enigmail</text:span></text:p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31"><text:span text:style-name="T14">Reply/reply-all decrypted and print</text:span></text:p>
          </table:table-cell>
          <table:table-cell table:style-name="tested.B2" office:value-type="string">
            <text:p text:style-name="P13"/>
          </table:table-cell>
        </table:table-row>
      </table:table>
      <text:p text:style-name="P4"><text:span text:style-name="T8"><text:line-break/>R</text:span>emarks:</text:p>
      <text:h text:style-name="P27" text:outline-level="3"><text:soft-page-break/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5062217654986371466" text:style-name="L1">
        <text:list-item>
          <text:p text:style-name="P22">You can also ignore all of this and figure out your own test!</text:p>
        </text:list-item>
        <text:list-item>
          <text:p text:style-name="P24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3">Please make sure to test using the latest version of your browser and Zimbra, thanks!</text:p>
        </text:list-item>
        <text:list-item>
          <text:p text:style-name="P25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A95573001D6C706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6-04-28T16:11:04.825713874</dc:date>
    <meta:editing-duration>PT33M28S</meta:editing-duration>
    <meta:editing-cycles>28</meta:editing-cycles>
    <meta:generator>LibreOffice/5.0.6.1$Linux_X86_64 LibreOffice_project/00$Build-1</meta:generator>
    <meta:document-statistic meta:table-count="2" meta:image-count="1" meta:object-count="0" meta:page-count="2" meta:paragraph-count="42" meta:word-count="309" meta:character-count="2337" meta:non-whitespace-character-count="2068"/>
  </office:meta>
</office:document-meta>
</file>